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16cm" svg:height="1.517cm" svg:x="14.716cm" svg:y="6.588cm">
          <draw:text-box>
            <text:p><text:span text:style-name="T1">O</text:span></text:p>
          </draw:text-box>
        </draw:frame>
        <draw:line draw:style-name="gr2" draw:text-style-name="P2" draw:layer="layout" svg:x1="4.81cm" svg:y1="7.096cm" svg:x2="6.715cm" svg:y2="7.096cm">
          <text:p/>
        </draw:line>
        <draw:line draw:style-name="gr2" draw:text-style-name="P2" draw:layer="layout" svg:x1="6.715cm" svg:y1="7.477cm" svg:x2="4.81cm" svg:y2="7.477cm">
          <text:p/>
        </draw:line>
        <draw:frame draw:style-name="gr1" draw:text-style-name="P1" draw:layer="layout" svg:width="2.032cm" svg:height="1.517cm" svg:x="6.715cm" svg:y="6.588cm">
          <draw:text-box>
            <text:p><text:span text:style-name="T1">C2</text:span></text:p>
          </draw:text-box>
        </draw:frame>
        <draw:line draw:style-name="gr2" draw:text-style-name="P2" draw:layer="layout" svg:x1="8.747cm" svg:y1="7.097cm" svg:x2="10.652cm" svg:y2="7.097cm">
          <text:p/>
        </draw:line>
        <draw:line draw:style-name="gr2" draw:text-style-name="P2" draw:layer="layout" svg:x1="10.652cm" svg:y1="7.478cm" svg:x2="8.747cm" svg:y2="7.478cm">
          <text:p/>
        </draw:line>
        <draw:frame draw:style-name="gr1" draw:text-style-name="P1" draw:layer="layout" svg:width="2.032cm" svg:height="1.517cm" svg:x="10.779cm" svg:y="6.589cm">
          <draw:text-box>
            <text:p><text:span text:style-name="T1">C2</text:span></text:p>
          </draw:text-box>
        </draw:frame>
        <draw:line draw:style-name="gr2" draw:text-style-name="P2" draw:layer="layout" svg:x1="12.811cm" svg:y1="7.098cm" svg:x2="14.716cm" svg:y2="7.098cm">
          <text:p/>
        </draw:line>
        <draw:line draw:style-name="gr2" draw:text-style-name="P2" draw:layer="layout" svg:x1="14.716cm" svg:y1="7.479cm" svg:x2="12.811cm" svg:y2="7.479cm">
          <text:p/>
        </draw:line>
        <draw:frame draw:style-name="gr1" draw:text-style-name="P1" draw:layer="layout" svg:width="1.016cm" svg:height="1.517cm" svg:x="3.668cm" svg:y="6.589cm">
          <draw:text-box>
            <text:p><text:span text:style-name="T1">C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frame draw:style-name="gr1" draw:text-style-name="P1" draw:layer="layout" svg:width="2.032cm" svg:height="1.517cm" svg:x="6.716cm" svg:y="6.589cm">
          <draw:text-box>
            <text:p><text:span text:style-name="T1">C2</text:span></text:p>
          </draw:text-box>
        </draw:fram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frame draw:style-name="gr1" draw:text-style-name="P1" draw:layer="layout" svg:width="1.016cm" svg:height="1.517cm" svg:x="11.287cm" svg:y="9.636cm">
          <draw:text-box>
            <text:p><text:span text:style-name="T1">I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frame draw:style-name="gr1" draw:text-style-name="P1" draw:layer="layout" svg:width="2.032cm" svg:height="1.517cm" svg:x="6.716cm" svg:y="6.589cm">
          <draw:text-box>
            <text:p><text:span text:style-name="T1">C2</text:span></text:p>
          </draw:text-box>
        </draw:fram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frame draw:style-name="gr1" draw:text-style-name="P1" draw:layer="layout" svg:width="1.016cm" svg:height="1.517cm" svg:x="3.668cm" svg:y="6.589cm">
          <draw:text-box>
            <text:p><text:span text:style-name="T1">C</text:span></text:p>
          </draw:text-box>
        </draw:frame>
        <draw:line draw:style-name="gr2" draw:text-style-name="P2" draw:layer="layout" svg:x1="4.811cm" svg:y1="7.097cm" svg:x2="6.716cm" svg:y2="7.097cm">
          <text:p/>
        </draw:line>
        <draw:line draw:style-name="gr2" draw:text-style-name="P2" draw:layer="layout" svg:x1="6.716cm" svg:y1="7.478cm" svg:x2="4.811cm" svg:y2="7.478cm">
          <text:p/>
        </draw:line>
        <draw:frame draw:style-name="gr1" draw:text-style-name="P1" draw:layer="layout" svg:width="2.032cm" svg:height="1.517cm" svg:x="6.716cm" svg:y="6.589cm">
          <draw:text-box>
            <text:p><text:span text:style-name="T1">C2</text:span></text:p>
          </draw:text-box>
        </draw:frame>
        <draw:line draw:style-name="gr2" draw:text-style-name="P2" draw:layer="layout" svg:x1="8.748cm" svg:y1="7.098cm" svg:x2="10.653cm" svg:y2="7.098cm">
          <text:p/>
        </draw:line>
        <draw:line draw:style-name="gr2" draw:text-style-name="P2" draw:layer="layout" svg:x1="10.653cm" svg:y1="7.479cm" svg:x2="8.748cm" svg:y2="7.479cm">
          <text:p/>
        </draw:line>
        <draw:line draw:style-name="gr2" draw:text-style-name="P2" draw:layer="layout" svg:x1="11.541cm" svg:y1="8.112cm" svg:x2="11.541cm" svg:y2="9.763cm">
          <text:p/>
        </draw:line>
        <draw:line draw:style-name="gr2" draw:text-style-name="P2" draw:layer="layout" svg:x1="11.922cm" svg:y1="9.636cm" svg:x2="11.922cm" svg:y2="8.112cm">
          <text:p/>
        </draw:line>
        <draw:frame draw:style-name="gr3" draw:layer="layout" svg:width="2.032cm" svg:height="1.012cm" svg:x="5.064cm" svg:y="5.953cm">
          <draw:text-box>
            <text:p>RbT</text:p>
          </draw:text-box>
        </draw:frame>
        <draw:frame draw:style-name="gr3" draw:layer="layout" svg:width="2.032cm" svg:height="1.012cm" svg:x="8.62cm" svg:y="5.953cm">
          <draw:text-box>
            <text:p>RbT</text:p>
          </draw:text-box>
        </draw:frame>
        <draw:frame draw:style-name="gr3" draw:layer="layout" svg:width="1.651cm" svg:height="1.012cm" svg:x="13.107cm" svg:y="5.953cm">
          <draw:text-box>
            <text:p>RO</text:p>
          </draw:text-box>
        </draw:frame>
        <draw:frame draw:style-name="gr3" draw:layer="layout" svg:width="2.032cm" svg:height="1.012cm" svg:x="5.191cm" svg:y="7.731cm">
          <draw:text-box>
            <text:p>Ru</text:p>
          </draw:text-box>
        </draw:frame>
        <draw:frame draw:style-name="gr4" draw:layer="layout" svg:width="2.032cm" svg:height="1.139cm" svg:x="9.255cm" svg:y="7.731cm">
          <draw:text-box>
            <text:p>Ru</text:p>
          </draw:text-box>
        </draw:frame>
        <draw:frame draw:style-name="gr3" draw:layer="layout" svg:width="1.397cm" svg:height="1.012cm" svg:x="10.017cm" svg:y="8.497cm">
          <draw:text-box>
            <text:p>Rd</text:p>
          </draw:text-box>
        </draw:frame>
        <draw:frame draw:style-name="gr3" draw:layer="layout" svg:width="2.032cm" svg:height="1.012cm" svg:x="13.065cm" svg:y="7.608cm">
          <draw:text-box>
            <text:p>RC</text:p>
          </draw:text-box>
        </draw:frame>
        <draw:frame draw:style-name="gr3" draw:layer="layout" svg:width="1.217cm" svg:height="1.012cm" svg:x="11.848cm" svg:y="8.488cm">
          <draw:text-box>
            <text:p>R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s </meta:initial-creator>
    <meta:creation-date>2014-11-27T12:07:32.863954280</meta:creation-date>
    <dc:date>2014-11-27T12:22:19.435787240</dc:date>
    <dc:creator>andres </dc:creator>
    <meta:editing-duration>PT1M59S</meta:editing-duration>
    <meta:editing-cycles>3</meta:editing-cycles>
    <meta:generator>LibreOffice/4.2.6.3$Linux_X86_64 LibreOffice_project/420m0$Build-3</meta:generator>
    <meta:document-statistic meta:object-count="37"/>
  </office:meta>
</office:document-meta>
</file>